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0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31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999999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32">
      <style:graphic-properties draw:stroke="none" svg:stroke-width="0cm" svg:stroke-color="#ff6600" draw:marker-start="" draw:marker-start-width="0.199cm" draw:marker-start-center="false" draw:marker-end="" draw:marker-end-width="0.199cm" draw:marker-end-center="false" draw:fill="none" draw:fill-color="#ffffff" draw:textarea-horizontal-align="justify" fo:min-height="1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3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3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8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332cm" fo:min-width="1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39">
      <style:graphic-properties draw:stroke="solid" svg:stroke-width="0cm" svg:stroke-color="#eeeeee" draw:marker-start="" draw:marker-start-width="0.199cm" draw:marker-start-center="false" draw:marker-end="" draw:marker-end-width="0.199cm" draw:marker-end-center="false" draw:fill="solid" draw:fill-color="#eeeeee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40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328cm" fo:min-width="1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41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42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43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44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5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6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33cm" fo:min-width="1.3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37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48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draw:auto-grow-height="false" fo:min-height="1.864cm" fo:min-width="2.0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4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5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51">
      <style:graphic-properties draw:stroke="solid" svg:stroke-width="0cm" svg:stroke-color="#cccccc" draw:marker-start="" draw:marker-start-width="0.199cm" draw:marker-start-center="false" draw:marker-end="" draw:marker-end-width="0.199cm" draw:marker-end-center="false" draw:fill="solid" draw:fill-color="#cccccc" draw:textarea-horizontal-align="justify" draw:textarea-vertical-align="middle" draw:auto-grow-height="false" fo:min-height="0.332cm" fo:min-width="1.3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5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5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5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5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5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5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6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6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63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64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6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6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6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8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7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7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style:run-through="foreground"/>
    </style:style>
    <style:style style:name="gr48" style:family="graphic" style:list-style-name="L75">
      <style:graphic-properties draw:stroke="solid" svg:stroke-width="0cm" svg:stroke-color="#333333" draw:marker-start="" draw:marker-start-width="0.199cm" draw:marker-start-center="false" draw:marker-end="" draw:marker-end-width="0.199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3%" style:run-through="foreground"/>
    </style:style>
    <style:style style:name="gr49" style:family="graphic" style:list-style-name="L7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78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79">
      <style:graphic-properties draw:stroke="solid" svg:stroke-width="0cm" svg:stroke-color="#666666" draw:marker-start="" draw:marker-start-width="0.199cm" draw:marker-start-center="false" draw:marker-end="" draw:marker-end-width="0.199cm" draw:marker-end-center="false" draw:fill="solid" draw:fill-color="#666666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8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8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82">
      <style:graphic-properties draw:stroke="solid" svg:stroke-width="0cm" svg:stroke-color="#999999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draw:auto-grow-height="false" fo:min-height="1.145cm" fo:min-width="1.9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8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8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148cm" fo:min-width="0.796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rect draw:style-name="gr2" draw:text-style-name="P1" svg:width="17.054cm" svg:height="14.059cm" svg:x="4.266cm" svg:y="1.162cm"><text:p/></draw:rect><draw:rect draw:style-name="gr3" draw:text-style-name="P1" svg:width="3.548cm" svg:height="13.574cm" svg:x="4.536cm" svg:y="1.432cm"><text:p/></draw:rect><draw:frame draw:style-name="gr4" draw:text-style-name="P3" svg:width="3.936cm" svg:height="1.885cm" draw:transform="rotate (0.0148352986419518) translate (-0.276666666666667cm -0.568972222222222cm)"><draw:text-box><text:p text:style-name="P2"><text:span text:style-name="T1">Formulaire sélection</text:span></text:p></draw:text-box></draw:frame><draw:rect draw:style-name="gr5" draw:text-style-name="P1" svg:width="0.329cm" svg:height="0.368cm" svg:x="6.976cm" svg:y="3.771cm"><text:p/></draw:rect><draw:frame draw:style-name="gr6" draw:text-style-name="P4" svg:width="1.735cm" svg:height="1.011cm" svg:x="4.699cm" svg:y="2.524cm"><draw:text-box><text:p text:style-name="P2"><text:span text:style-name="T2">tag</text:span></text:p></draw:text-box></draw:frame><draw:frame draw:style-name="gr7" draw:text-style-name="P4" svg:width="2.278cm" svg:height="1.01cm" svg:x="4.699cm" svg:y="1.432cm"><draw:text-box><text:p text:style-name="P2"><text:span text:style-name="T2">nom</text:span></text:p></draw:text-box></draw:frame><draw:rect draw:style-name="gr8" draw:text-style-name="P1" svg:width="2.356cm" svg:height="0.429cm" svg:x="4.699cm" svg:y="2.097cm"><text:p/></draw:rect><draw:frame draw:style-name="gr9" draw:text-style-name="P4" svg:width="1.772cm" svg:height="1.634cm" svg:x="4.845cm" svg:y="5.762cm"><draw:text-box><text:p text:style-name="P2"><text:span text:style-name="T2">note</text:span></text:p></draw:text-box></draw:frame><draw:custom-shape draw:style-name="gr10" draw:text-style-name="P3" svg:width="2.154cm" svg:height="1.161cm" draw:transform="rotate (-0.77265725985789) translate (2.99434722222222cm 0.1136527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1" draw:text-style-name="P1" svg:width="2.735cm" svg:height="0.967cm" svg:x="4.896cm" svg:y="13.728cm"><text:p/></draw:ellipse><draw:custom-shape draw:style-name="gr12" draw:text-style-name="P3" svg:width="2.154cm" svg:height="1.158cm" draw:transform="rotate (0.32637657012294) translate (1.75609722222222cm 14.7990277777778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draw:style-name="gr13" draw:text-style-name="P1" svg:width="2.393cm" svg:height="2.278cm" svg:x="8.544cm" svg:y="2.217cm"><text:p/></draw:rect><draw:rect draw:style-name="gr14" draw:text-style-name="P1" svg:width="2.393cm" svg:height="2.276cm" svg:x="11.823cm" svg:y="2.259cm"><text:p/></draw:rect><draw:rect draw:style-name="gr15" draw:text-style-name="P1" svg:width="2.393cm" svg:height="2.276cm" svg:x="14.945cm" svg:y="2.259cm"><text:p/></draw:rect><draw:rect draw:style-name="gr16" draw:text-style-name="P1" svg:width="2.394cm" svg:height="2.276cm" svg:x="8.583cm" svg:y="5.187cm"><text:p/></draw:rect><draw:rect draw:style-name="gr17" draw:text-style-name="P1" svg:width="2.386cm" svg:height="2.278cm" svg:x="11.786cm" svg:y="5.15cm"><text:p/></draw:rect><draw:custom-shape draw:style-name="gr18" draw:text-style-name="P3" svg:width="2.156cm" svg:height="1.16cm" draw:transform="skewX (-0.0045378560551853) rotate (-1.9099138004574) translate (17.413375cm -0.8705972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9" draw:text-style-name="P3" svg:width="6.208cm" svg:height="2.631cm" svg:x="17.681cm" svg:y="-1.468cm"><draw:text-box><text:p text:style-name="P2"><text:span text:style-name="T1">Images qui s'affichent selon la sélection ou le tri</text:span></text:p></draw:text-box></draw:frame><draw:custom-shape draw:style-name="gr20" draw:text-style-name="P3" svg:width="3.197cm" svg:height="2.627cm" draw:transform="skewX (0.000698131700797734) rotate (-1.56119701590893) translate (7.54970833333333cm 10.239375cm)"><text:p/><draw:enhanced-geometry svg:viewBox="0 0 21600 21600" draw:text-areas="4230 4230 21600 21600" draw:type="flowchart-internal-storage" draw:enhanced-path="M 0 0 L 21600 0 21600 21600 0 21600 Z N M 4230 0 L 4230 21600 N M 0 4230 L 21600 4230 N"/></draw:custom-shape><draw:frame draw:style-name="gr21" draw:text-style-name="P5" svg:width="1.197cm" svg:height="2.068cm" svg:x="5.872cm" svg:y="13.925cm"><draw:text-box><text:p text:style-name="P2"><text:span text:style-name="T3">trier</text:span></text:p></draw:text-box></draw:frame><draw:frame draw:style-name="gr22" draw:text-style-name="P4" svg:width="2.511cm" svg:height="1.634cm" svg:x="4.924cm" svg:y="10.239cm"><draw:text-box><text:p text:style-name="P2"><text:span text:style-name="T2">Trier par...</text:span></text:p></draw:text-box></draw:frame><draw:custom-shape draw:style-name="gr23" draw:text-style-name="P3" svg:width="2.156cm" svg:height="1.161cm" draw:transform="skewX (-0.00157079632679481) rotate (-0.56635934227216) translate (2.44930555555556cm 9.27176388888889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24" draw:text-style-name="P3" svg:width="4.433cm" svg:height="1.881cm" svg:x="-2.193cm" svg:y="9.413cm"><draw:text-box><text:p text:style-name="P2"><text:span text:style-name="T1">Liste déroulante</text:span></text:p></draw:text-box></draw:frame><draw:frame draw:style-name="gr25" draw:text-style-name="P3" svg:width="2.095cm" svg:height="1.881cm" draw:transform="rotate (0.578402114110921) translate (8.82576388888889cm 3.36197222222222cm)"><draw:text-box><text:p text:style-name="P2"><text:span text:style-name="T1">Image</text:span></text:p></draw:text-box></draw:frame><draw:frame draw:style-name="gr26" draw:text-style-name="P3" svg:width="2.095cm" svg:height="1.885cm" draw:transform="rotate (0.576482251933727) translate (12.0660277777778cm 3.39977777777778cm)"><draw:text-box><text:p text:style-name="P2"><text:span text:style-name="T1">Image</text:span></text:p></draw:text-box></draw:frame><draw:frame draw:style-name="gr27" draw:text-style-name="P3" svg:width="2.095cm" svg:height="1.888cm" draw:transform="rotate (0.576482251933727) translate (15.1475416666667cm 3.39977777777778cm)"><draw:text-box><text:p text:style-name="P2"><text:span text:style-name="T1">Image</text:span></text:p></draw:text-box></draw:frame><draw:frame draw:style-name="gr28" draw:text-style-name="P3" svg:width="2.093cm" svg:height="1.881cm" draw:transform="rotate (0.578925712886519) translate (8.74991666666667cm 6.33136111111111cm)"><draw:text-box><text:p text:style-name="P2"><text:span text:style-name="T1">Image</text:span></text:p></draw:text-box></draw:frame><draw:frame draw:style-name="gr29" draw:text-style-name="P3" svg:width="2.089cm" svg:height="1.879cm" draw:transform="rotate (0.579100245811719) translate (12.03075cm 6.29255555555556cm)"><draw:text-box><text:p text:style-name="P2"><text:span text:style-name="T1">Image</text:span></text:p></draw:text-box></draw:frame><draw:rect draw:style-name="gr30" draw:text-style-name="P1" svg:width="2.356cm" svg:height="0.419cm" svg:x="4.699cm" svg:y="3.129cm"><text:p/></draw:rect><draw:frame draw:style-name="gr31" draw:text-style-name="P4" svg:width="2.278cm" svg:height="1.638cm" svg:x="4.699cm" svg:y="3.547cm"><draw:text-box><text:p text:style-name="P2"><text:span text:style-name="T2">couleur</text:span></text:p></draw:text-box></draw:frame><draw:rect draw:style-name="gr32" draw:text-style-name="P1" svg:width="0.329cm" svg:height="0.364cm" svg:x="6.976cm" svg:y="4.397cm"><text:p/></draw:rect><draw:rect draw:style-name="gr33" draw:text-style-name="P1" svg:width="0.334cm" svg:height="0.364cm" svg:x="6.999cm" svg:y="5.051cm"><text:p/></draw:rect><draw:frame draw:style-name="gr34" draw:text-style-name="P4" svg:width="0.583cm" svg:height="2.881cm" svg:x="6.471cm" svg:y="3.728cm"><draw:text-box><text:p text:style-name="P2"><text:span text:style-name="T2">R</text:span></text:p><text:p text:style-name="P2"><text:span text:style-name="T2">V</text:span></text:p><text:p text:style-name="P2"><text:span text:style-name="T2">B</text:span></text:p><text:p text:style-name="P2"><text:span text:style-name="T2"/></text:p></draw:text-box></draw:frame><draw:rect draw:style-name="gr35" draw:text-style-name="P1" svg:width="2.389cm" svg:height="2.28cm" svg:x="18.099cm" svg:y="2.215cm"><text:p/></draw:rect><draw:rect draw:style-name="gr36" draw:text-style-name="P1" svg:width="2.391cm" svg:height="2.274cm" svg:x="14.94cm" svg:y="5.182cm"><text:p/></draw:rect><draw:frame draw:style-name="gr37" draw:text-style-name="P3" svg:width="2.098cm" svg:height="1.883cm" draw:transform="rotate (0.578227581185721) translate (18.2890277777778cm 3.46251388888889cm)"><draw:text-box><text:p text:style-name="P2"><text:span text:style-name="T1">Image</text:span></text:p></draw:text-box></draw:frame><draw:frame draw:style-name="gr38" draw:text-style-name="P3" svg:width="2.095cm" svg:height="1.879cm" draw:transform="rotate (0.578402114110921) translate (15.0417083333333cm 6.32706944444444cm)"><draw:text-box><text:p text:style-name="P2"><text:span text:style-name="T1">Image</text:span></text:p></draw:text-box></draw:frame><draw:frame draw:style-name="gr39" draw:text-style-name="P4" svg:width="1.736cm" svg:height="4.128cm" svg:x="6.348cm" svg:y="5.949cm"><draw:text-box><text:p text:style-name="P2"><text:span text:style-name="T2">1</text:span></text:p><text:p text:style-name="P2"><text:span text:style-name="T2">2</text:span></text:p><text:p text:style-name="P2"><text:span text:style-name="T2">3</text:span></text:p><text:p text:style-name="P2"><text:span text:style-name="T2">4</text:span></text:p><text:p text:style-name="P2"><text:span text:style-name="T2">5</text:span></text:p><text:p text:style-name="P2"><text:span text:style-name="T2"/></text:p></draw:text-box></draw:frame><draw:rect draw:style-name="gr40" draw:text-style-name="P1" svg:width="0.331cm" svg:height="0.366cm" svg:x="6.953cm" svg:y="6.097cm"><text:p/></draw:rect><draw:rect draw:style-name="gr41" draw:text-style-name="P1" svg:width="0.329cm" svg:height="0.364cm" svg:x="6.976cm" svg:y="6.619cm"><text:p/></draw:rect><draw:rect draw:style-name="gr42" draw:text-style-name="P1" svg:width="0.334cm" svg:height="0.362cm" svg:x="6.999cm" svg:y="7.18cm"><text:p/></draw:rect><draw:rect draw:style-name="gr43" draw:text-style-name="P1" svg:width="0.332cm" svg:height="0.366cm" svg:x="7.002cm" svg:y="7.777cm"><text:p/></draw:rect><draw:rect draw:style-name="gr44" draw:text-style-name="P1" svg:width="0.334cm" svg:height="0.366cm" svg:x="6.999cm" svg:y="8.355cm"><text:p/></draw:rect><draw:line draw:style-name="gr45" draw:text-style-name="P1" svg:x1="21.124cm" svg:y1="1.405cm" svg:x2="20.611cm" svg:y2="1.944cm"><text:p/></draw:line><draw:line draw:style-name="gr46" draw:text-style-name="P1" svg:x1="20.611cm" svg:y1="1.405cm" svg:x2="21.124cm" svg:y2="1.944cm"><text:p/></draw:line></draw:g><draw:g text:anchor-type="paragraph" draw:z-index="1" draw:style-name="gr1"><draw:g draw:style-name="gr47"><draw:rect draw:style-name="gr48" draw:text-style-name="P1" svg:width="9.025cm" svg:height="6.125cm" svg:x="17.284cm" svg:y="11.889cm"><text:p/></draw:rect><draw:line draw:style-name="gr49" draw:text-style-name="P1" svg:x1="25.773cm" svg:y1="11.997cm" svg:x2="26.125cm" svg:y2="12.367cm"><text:p/></draw:line><draw:line draw:style-name="gr50" draw:text-style-name="P1" svg:x1="26.125cm" svg:y1="11.997cm" svg:x2="25.773cm" svg:y2="12.367cm"><text:p/></draw:line><draw:rect draw:style-name="gr51" draw:text-style-name="P1" svg:width="8.614cm" svg:height="4.003cm" svg:x="17.455cm" svg:y="13.928cm"><text:p/></draw:rect><draw:rect draw:style-name="gr52" draw:text-style-name="P1" svg:width="5.305cm" svg:height="0.553cm" svg:x="17.515cm" svg:y="12.335cm"><text:p/></draw:rect><draw:frame draw:style-name="gr53" draw:text-style-name="P3" svg:width="4.733cm" svg:height="0.74cm" svg:x="19.164cm" svg:y="12.335cm"><draw:text-box><text:p text:style-name="P2"><text:span text:style-name="T1">Noter l'image</text:span></text:p></draw:text-box></draw:frame><draw:frame draw:style-name="gr54" draw:text-style-name="P3" svg:width="2.719cm" svg:height="1.087cm" svg:x="20.962cm" svg:y="15.034cm"><draw:text-box><text:p text:style-name="P2"><text:span text:style-name="T1">Image</text:span></text:p></draw:text-box></draw:frame><draw:custom-shape draw:name="Forme1" draw:style-name="gr55" draw:text-style-name="P3" svg:width="2.431cm" svg:height="1.396cm" svg:x="22.999cm" svg:y="12.335cm"><text:p/><draw:enhanced-geometry svg:viewBox="0 0 21600 21600" draw:type="rectangle" draw:enhanced-path="M 0 0 L 21600 0 21600 21600 0 21600 0 0 Z N"/></draw:custom-shape><draw:frame draw:name="Forme2" draw:style-name="gr56" draw:text-style-name="P3" svg:width="2.661cm" svg:height="1.227cm" svg:x="23.161cm" svg:y="12.472cm"><draw:text-box><text:p text:style-name="P2"><text:span text:style-name="T1">Tags : saisie+liste</text:span></text:p></draw:text-box></draw:frame></draw:g><draw:custom-shape draw:style-name="gr57" draw:text-style-name="P3" svg:width="1.481cm" svg:height="0.795cm" draw:transform="rotate (-0.738797872369199) translate (16.2789305555556cm 9.95009722222222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iun </meta:initial-creator>
    <meta:creation-date>2018-05-04T14:48:15.767779612</meta:creation-date>
    <dc:date>2018-05-04T14:50:26.380555034</dc:date>
    <dc:creator>dsiun </dc:creator>
    <meta:editing-duration>PT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